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71F000005E29A2DF40A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="solid" draw:fill-color="#00cc33" draw:opacity="80%" draw:textarea-horizontal-align="justify" draw:textarea-vertical-align="middle" draw:auto-grow-height="false" fo:min-height="5cm" fo:min-width="3.25cm" draw:shadow-opacity="80%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00cc33" draw:opacity="80%" draw:textarea-horizontal-align="justify" draw:textarea-vertical-align="middle" draw:auto-grow-height="false" fo:min-height="5cm" fo:min-width="4.7cm" draw:shadow-opacity="80%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00cc33" draw:opacity="80%" draw:textarea-horizontal-align="justify" draw:textarea-vertical-align="middle" draw:auto-grow-height="false" fo:min-height="5cm" fo:min-width="4.5cm" draw:shadow-opacity="80%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00cc33" draw:opacity="80%" draw:textarea-horizontal-align="justify" draw:textarea-vertical-align="middle" draw:auto-grow-height="false" fo:min-height="5cm" fo:min-width="3.45cm" draw:shadow-opacity="80%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  <style:text-properties fo:color="#000000" loext:opacity="100%" fo:font-size="20pt" style:font-size-asian="20pt" style:font-size-complex="20pt"/>
    </style:style>
    <style:style style:name="P3" style:family="paragraph">
      <loext:graphic-properties draw:fill="solid" draw:fill-color="#00cc33" draw:opacity="80%"/>
      <style:paragraph-properties fo:text-align="end" style:writing-mode="lr-tb"/>
      <style:text-properties fo:color="#000000" loext:opacity="100%" fo:font-size="20pt" style:font-size-asian="20pt" style:font-size-complex="20pt"/>
    </style:style>
    <style:style style:name="P4" style:family="paragraph">
      <style:paragraph-properties fo:text-align="start"/>
      <style:text-properties fo:color="#000000" loext:opacity="100%" fo:font-size="20pt" style:font-size-asian="20pt" style:font-size-complex="20pt"/>
    </style:style>
    <style:style style:name="P5" style:family="paragraph">
      <loext:graphic-properties draw:fill="solid" draw:fill-color="#00cc33" draw:opacity="80%"/>
      <style:paragraph-properties fo:text-align="start" style:writing-mode="lr-tb"/>
      <style:text-properties fo:color="#000000" loext:opacity="100%" fo:font-size="20pt" style:font-size-asian="20pt" style:font-size-complex="20pt"/>
    </style:style>
    <style:style style:name="T1" style:family="text">
      <style:text-properties fo:color="#000000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5.694cm" svg:x="1cm" svg:y="1.75cm">
          <draw:image xlink:href="Pictures/100000000000071F000005E29A2DF40A.jpg" xlink:type="simple" xlink:show="embed" xlink:actuate="onLoad" draw:mime-type="image/jpeg">
            <text:p/>
          </draw:image>
        </draw:frame>
        <draw:custom-shape draw:style-name="gr2" draw:text-style-name="P3" draw:layer="layout" svg:width="3.75cm" svg:height="5.25cm" svg:x="14.25cm" svg:y="1.5cm">
          <text:p text:style-name="P2"><text:span text:style-name="T1">SW1_LS</text:span></text:p>
          <text:p text:style-name="P2"><text:span text:style-name="T1">GND</text:span></text:p>
          <text:p text:style-name="P2"><text:span text:style-name="T1">n.c.</text:span></text:p>
          <text:p text:style-name="P2"><text:span text:style-name="T1">n.c.</text:span></text:p>
          <text:p text:style-name="P2"><text:span text:style-name="T1">CANL</text:span></text:p>
          <text:p text:style-name="P2"><text:span text:style-name="T1">CANH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cm" svg:height="5.25cm" svg:x="20.05cm" svg:y="1.5cm">
          <text:p text:style-name="P4"><text:span text:style-name="T1">WAKEUP</text:span></text:p>
          <text:p text:style-name="P4"><text:span text:style-name="T1">12V</text:span></text:p>
          <text:p text:style-name="P4"><text:span text:style-name="T1">LED_RED</text:span></text:p>
          <text:p text:style-name="P4"><text:span text:style-name="T1">LED_GREEN</text:span></text:p>
          <text:p text:style-name="P4"><text:span text:style-name="T1">LED_BLUE</text:span></text:p>
          <text:p text:style-name="P4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5.25cm" svg:x="13cm" svg:y="12cm">
          <text:p text:style-name="P2"><text:span text:style-name="T1">GND</text:span></text:p>
          <text:p text:style-name="P2"><text:span text:style-name="T1">5V</text:span></text:p>
          <text:p text:style-name="P2"><text:span text:style-name="T1">PP</text:span></text:p>
          <text:p text:style-name="P2"><text:span text:style-name="T1">LOCK_MOT1</text:span></text:p>
          <text:p text:style-name="P2"><text:span text:style-name="T1">LOCK_MOT2</text:span></text:p>
          <text:p text:style-name="P2"><text:span text:style-name="T1">SW2_L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95cm" svg:height="5.25cm" svg:x="20.05cm" svg:y="12cm">
          <text:p text:style-name="P4"><text:span text:style-name="T1">TEMP1</text:span></text:p>
          <text:p text:style-name="P4"><text:span text:style-name="T1">TEMP2</text:span></text:p>
          <text:p text:style-name="P4"><text:span text:style-name="T1">TEMP3</text:span></text:p>
          <text:p text:style-name="P4"><text:span text:style-name="T1">LOCK_FB</text:span></text:p>
          <text:p text:style-name="P4"><text:span text:style-name="T1">IN_U_HV</text:span></text:p>
          <text:p text:style-name="P4"><text:span text:style-name="T1">C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7:36:14.571538688</meta:creation-date>
    <dc:date>2024-02-19T11:31:59.194097127</dc:date>
    <meta:editing-duration>PT9M37S</meta:editing-duration>
    <meta:editing-cycles>2</meta:editing-cycles>
    <meta:generator>LibreOffice/7.6.4.1$Linux_X86_64 LibreOffice_project/60$Build-1</meta:generator>
    <meta:document-statistic meta:object-count="5"/>
  </office:meta>
</office:document-meta>
</file>